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4.253cm"/>
    </style:style>
    <style:style style:name="co7" style:family="table-column">
      <style:table-column-properties fo:break-before="auto" style:column-width="3.046cm"/>
    </style:style>
    <style:style style:name="co8" style:family="table-column">
      <style:table-column-properties fo:break-before="auto" style:column-width="3.727cm"/>
    </style:style>
    <style:style style:name="co9" style:family="table-column">
      <style:table-column-properties fo:break-before="auto" style:column-width="4.3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" table:style-name="ta1">
        <table:shapes>
          <draw:frame draw:z-index="0" draw:style-name="gr1" draw:text-style-name="P1" svg:width="12.727cm" svg:height="7.159cm" svg:x="12.309cm" svg:y="5.246cm">
            <draw:object draw:notify-on-update-of-ranges="AGE.D1:AGE.D1 AGE.D2:AGE.D11 AGE.E1:AGE.E1 AGE.E2:AGE.E11 AGE.D1:AGE.D1 AGE.D2:AGE.D11 AGE.F1:AGE.F1 AGE.F2:AG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31cm" svg:height="6.992cm" svg:x="25.187cm" svg:y="5.36cm">
            <draw:object draw:notify-on-update-of-ranges="AGE.G1:AGE.G1 AGE.G2:AGE.G11 AGE.H1:AGE.H1 AGE.H2:AGE.H11 AGE.G1:AGE.G1 AGE.G2:AGE.G11 AGE.I1:AGE.I1 AGE.I2:AGE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295cm" svg:height="6.915cm" svg:x="0cm" svg:y="5.428cm">
            <draw:object draw:notify-on-update-of-ranges="AGE.A1:AGE.A1 AGE.A2:AGE.A11 AGE.B1:AGE.B1 AGE.B2:AGE.B11 AGE.A1:AGE.A1 AGE.A2:AGE.A11 AGE.C1:AGE.C1 AGE.C2:AGE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terGenetic</text:p>
          </table:table-cell>
          <table:table-cell table:style-name="ce5" office:value-type="string" calcext:value-type="string">
            <text:p>FitnessGenetic</text:p>
          </table:table-cell>
          <table:table-cell table:style-name="ce5" office:value-type="string" calcext:value-type="string">
            <text:p>FitnessGenetic OX</text:p>
          </table:table-cell>
          <table:table-cell table:style-name="ce5" office:value-type="string" calcext:value-type="string">
            <text:p>IterBaldwiniana</text:p>
          </table:table-cell>
          <table:table-cell table:style-name="ce5" office:value-type="string" calcext:value-type="string">
            <text:p>FitnessBaldwiniana</text:p>
          </table:table-cell>
          <table:table-cell table:style-name="ce5" office:value-type="string" calcext:value-type="string">
            <text:p>FitnessBaldwiniana OX</text:p>
          </table:table-cell>
          <table:table-cell table:style-name="ce5" office:value-type="string" calcext:value-type="string">
            <text:p>IterLamarckiana</text:p>
          </table:table-cell>
          <table:table-cell table:style-name="ce5" office:value-type="string" calcext:value-type="string">
            <text:p>FitnessLamarckiana</text:p>
          </table:table-cell>
          <table:table-cell table:style-name="ce5" office:value-type="string" calcext:value-type="string">
            <text:p>FitnessLamarckiana OX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7637546" calcext:value-type="float">
            <text:p>7637546</text:p>
          </table:table-cell>
          <table:table-cell table:style-name="ce2" office:value-type="float" office:value="7727468" calcext:value-type="float">
            <text:p>7727468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7641366" calcext:value-type="float">
            <text:p>7641366</text:p>
          </table:table-cell>
          <table:table-cell table:style-name="ce2" office:value-type="float" office:value="7727526" calcext:value-type="float">
            <text:p>7727526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36962" calcext:value-type="float">
            <text:p>7536962</text:p>
          </table:table-cell>
          <table:table-cell office:value-type="float" office:value="20000" calcext:value-type="float">
            <text:p>2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617646" calcext:value-type="float">
            <text:p>761764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03284" calcext:value-type="float">
            <text:p>7503284</text:p>
          </table:table-cell>
          <table:table-cell office:value-type="float" office:value="30000" calcext:value-type="float">
            <text:p>3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593314" calcext:value-type="float">
            <text:p>759331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03284" calcext:value-type="float">
            <text:p>7503284</text:p>
          </table:table-cell>
          <table:table-cell office:value-type="float" office:value="40000" calcext:value-type="float">
            <text:p>4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575026" calcext:value-type="float">
            <text:p>757502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03284" calcext:value-type="float">
            <text:p>7503284</text:p>
          </table:table-cell>
          <table:table-cell office:value-type="float" office:value="50000" calcext:value-type="float">
            <text:p>5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557268" calcext:value-type="float">
            <text:p>7557268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03284" calcext:value-type="float">
            <text:p>7503284</text:p>
          </table:table-cell>
          <table:table-cell office:value-type="float" office:value="60000" calcext:value-type="float">
            <text:p>6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557268" calcext:value-type="float">
            <text:p>7557268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03284" calcext:value-type="float">
            <text:p>7503284</text:p>
          </table:table-cell>
          <table:table-cell office:value-type="float" office:value="70000" calcext:value-type="float">
            <text:p>7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557268" calcext:value-type="float">
            <text:p>7557268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03284" calcext:value-type="float">
            <text:p>7503284</text:p>
          </table:table-cell>
          <table:table-cell office:value-type="float" office:value="80000" calcext:value-type="float">
            <text:p>8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557268" calcext:value-type="float">
            <text:p>7557268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7523292" calcext:value-type="float">
            <text:p>7523292</text:p>
          </table:table-cell>
          <table:table-cell office:value-type="float" office:value="7503284" calcext:value-type="float">
            <text:p>7503284</text:p>
          </table:table-cell>
          <table:table-cell office:value-type="float" office:value="90000" calcext:value-type="float">
            <text:p>90000</text:p>
          </table:table-cell>
          <table:table-cell office:value-type="float" office:value="7598224" calcext:value-type="float">
            <text:p>7598224</text:p>
          </table:table-cell>
          <table:table-cell office:value-type="float" office:value="7557268" calcext:value-type="float">
            <text:p>7557268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7560410" calcext:value-type="float">
            <text:p>7560410</text:p>
          </table:table-cell>
        </table:table-row>
        <table:table-row table:style-name="ro1">
          <table:table-cell table:style-name="ce4" office:value-type="float" office:value="200000" calcext:value-type="float">
            <text:p>200000</text:p>
          </table:table-cell>
          <table:table-cell table:style-name="ce4" office:value-type="float" office:value="7523292" calcext:value-type="float">
            <text:p>7523292</text:p>
          </table:table-cell>
          <table:table-cell table:style-name="ce4" office:value-type="float" office:value="7503284" calcext:value-type="float">
            <text:p>7503284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7598224" calcext:value-type="float">
            <text:p>7598224</text:p>
          </table:table-cell>
          <table:table-cell table:style-name="ce4" office:value-type="float" office:value="7557268" calcext:value-type="float">
            <text:p>7557268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2" table:style-name="ce4" office:value-type="float" office:value="7560410" calcext:value-type="float">
            <text:p>7560410</text:p>
          </table:table-cell>
        </table:table-row>
      </table:table>
      <table:table table:name="AGG" table:style-name="ta1">
        <table:shapes>
          <draw:frame draw:z-index="0" draw:style-name="gr1" draw:text-style-name="P1" svg:width="12.727cm" svg:height="7.159cm" svg:x="12.309cm" svg:y="5.246cm">
            <draw:object draw:notify-on-update-of-ranges="AGG.D2:AGG.D11 AGG.E1:AGG.E1 AGG.E2:AGG.E11 AGG.D2:AGG.D11 AGG.F1:AGG.F1 AGG.F2:AGG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.431cm" svg:height="6.992cm" svg:x="25.187cm" svg:y="5.36cm">
            <draw:object draw:notify-on-update-of-ranges="AGG.G2:AGG.G11 AGG.H1:AGG.H1 AGG.H2:AGG.H11 AGG.G2:AGG.G11 AGG.I1:AGG.I1 AGG.I2:AGG.I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2.255cm" svg:height="6.893cm" svg:x="0cm" svg:y="5.328cm">
            <draw:object draw:notify-on-update-of-ranges="AGG.A1:AGG.A1 AGG.A2:AGG.A11 AGG.B1:AGG.B1 AGG.B2:AGG.B11 AGG.A1:AGG.A1 AGG.A2:AGG.A11 AGG.C1:AGG.C1 AGG.C2:AGG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terGenetic</text:p>
          </table:table-cell>
          <table:table-cell table:style-name="ce5" office:value-type="string" calcext:value-type="string">
            <text:p>FitnessGenetic</text:p>
          </table:table-cell>
          <table:table-cell table:style-name="ce5" office:value-type="string" calcext:value-type="string">
            <text:p>FitnessGenetic OX</text:p>
          </table:table-cell>
          <table:table-cell table:style-name="ce5" office:value-type="string" calcext:value-type="string">
            <text:p>IterBaldwiniana</text:p>
          </table:table-cell>
          <table:table-cell table:style-name="ce5" office:value-type="string" calcext:value-type="string">
            <text:p>FitnessBaldwiniana</text:p>
          </table:table-cell>
          <table:table-cell table:style-name="ce5" office:value-type="string" calcext:value-type="string">
            <text:p>FitnessBaldwiniana OX</text:p>
          </table:table-cell>
          <table:table-cell table:style-name="ce5" office:value-type="string" calcext:value-type="string">
            <text:p>IterLamarckiana</text:p>
          </table:table-cell>
          <table:table-cell table:style-name="ce5" office:value-type="string" calcext:value-type="string">
            <text:p>FitnessLamarckiana</text:p>
          </table:table-cell>
          <table:table-cell table:style-name="ce5" office:value-type="string" calcext:value-type="string">
            <text:p>FitnessLamarckiana OX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7776278" calcext:value-type="float">
            <text:p>7776278</text:p>
          </table:table-cell>
          <table:table-cell table:style-name="ce2" office:value-type="float" office:value="7832018" calcext:value-type="float">
            <text:p>7832018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7899320" calcext:value-type="float">
            <text:p>7899320</text:p>
          </table:table-cell>
          <table:table-cell table:style-name="ce2" office:value-type="float" office:value="8075532" calcext:value-type="float">
            <text:p>8075532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7947652" calcext:value-type="float">
            <text:p>794765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725174" calcext:value-type="float">
            <text:p>7725174</text:p>
          </table:table-cell>
          <table:table-cell office:value-type="float" office:value="7745818" calcext:value-type="float">
            <text:p>7745818</text:p>
          </table:table-cell>
          <table:table-cell office:value-type="float" office:value="20000" calcext:value-type="float">
            <text:p>20000</text:p>
          </table:table-cell>
          <table:table-cell office:value-type="float" office:value="7717128" calcext:value-type="float">
            <text:p>7717128</text:p>
          </table:table-cell>
          <table:table-cell office:value-type="float" office:value="7821946" calcext:value-type="float">
            <text:p>7821946</text:p>
          </table:table-cell>
          <table:table-cell office:value-type="float" office:value="2000" calcext:value-type="float">
            <text:p>2000</text:p>
          </table:table-cell>
          <table:table-cell office:value-type="float" office:value="7607836" calcext:value-type="float">
            <text:p>7607836</text:p>
          </table:table-cell>
          <table:table-cell office:value-type="float" office:value="7693590" calcext:value-type="float">
            <text:p>769359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682876" calcext:value-type="float">
            <text:p>7682876</text:p>
          </table:table-cell>
          <table:table-cell office:value-type="float" office:value="7646762" calcext:value-type="float">
            <text:p>7646762</text:p>
          </table:table-cell>
          <table:table-cell office:value-type="float" office:value="30000" calcext:value-type="float">
            <text:p>30000</text:p>
          </table:table-cell>
          <table:table-cell office:value-type="float" office:value="7760356" calcext:value-type="float">
            <text:p>7760356</text:p>
          </table:table-cell>
          <table:table-cell office:value-type="float" office:value="7852368" calcext:value-type="float">
            <text:p>7852368</text:p>
          </table:table-cell>
          <table:table-cell office:value-type="float" office:value="3000" calcext:value-type="float">
            <text:p>3000</text:p>
          </table:table-cell>
          <table:table-cell office:value-type="float" office:value="7542780" calcext:value-type="float">
            <text:p>7542780</text:p>
          </table:table-cell>
          <table:table-cell office:value-type="float" office:value="7630272" calcext:value-type="float">
            <text:p>763027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670010" calcext:value-type="float">
            <text:p>7670010</text:p>
          </table:table-cell>
          <table:table-cell office:value-type="float" office:value="7631202" calcext:value-type="float">
            <text:p>7631202</text:p>
          </table:table-cell>
          <table:table-cell office:value-type="float" office:value="40000" calcext:value-type="float">
            <text:p>40000</text:p>
          </table:table-cell>
          <table:table-cell office:value-type="float" office:value="7630506" calcext:value-type="float">
            <text:p>7630506</text:p>
          </table:table-cell>
          <table:table-cell office:value-type="float" office:value="7795604" calcext:value-type="float">
            <text:p>7795604</text:p>
          </table:table-cell>
          <table:table-cell office:value-type="float" office:value="4000" calcext:value-type="float">
            <text:p>4000</text:p>
          </table:table-cell>
          <table:table-cell office:value-type="float" office:value="7542780" calcext:value-type="float">
            <text:p>7542780</text:p>
          </table:table-cell>
          <table:table-cell office:value-type="float" office:value="7630272" calcext:value-type="float">
            <text:p>763027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640942" calcext:value-type="float">
            <text:p>7640942</text:p>
          </table:table-cell>
          <table:table-cell office:value-type="float" office:value="7584130" calcext:value-type="float">
            <text:p>7584130</text:p>
          </table:table-cell>
          <table:table-cell office:value-type="float" office:value="50000" calcext:value-type="float">
            <text:p>50000</text:p>
          </table:table-cell>
          <table:table-cell office:value-type="float" office:value="7663012" calcext:value-type="float">
            <text:p>7663012</text:p>
          </table:table-cell>
          <table:table-cell office:value-type="float" office:value="7695824" calcext:value-type="float">
            <text:p>7695824</text:p>
          </table:table-cell>
          <table:table-cell office:value-type="float" office:value="5000" calcext:value-type="float">
            <text:p>5000</text:p>
          </table:table-cell>
          <table:table-cell office:value-type="float" office:value="7542780" calcext:value-type="float">
            <text:p>7542780</text:p>
          </table:table-cell>
          <table:table-cell office:value-type="float" office:value="7630272" calcext:value-type="float">
            <text:p>763027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7619880" calcext:value-type="float">
            <text:p>7619880</text:p>
          </table:table-cell>
          <table:table-cell office:value-type="float" office:value="7583892" calcext:value-type="float">
            <text:p>7583892</text:p>
          </table:table-cell>
          <table:table-cell office:value-type="float" office:value="60000" calcext:value-type="float">
            <text:p>60000</text:p>
          </table:table-cell>
          <table:table-cell office:value-type="float" office:value="7622826" calcext:value-type="float">
            <text:p>7622826</text:p>
          </table:table-cell>
          <table:table-cell office:value-type="float" office:value="7712322" calcext:value-type="float">
            <text:p>7712322</text:p>
          </table:table-cell>
          <table:table-cell office:value-type="float" office:value="6000" calcext:value-type="float">
            <text:p>6000</text:p>
          </table:table-cell>
          <table:table-cell office:value-type="float" office:value="7542780" calcext:value-type="float">
            <text:p>7542780</text:p>
          </table:table-cell>
          <table:table-cell office:value-type="float" office:value="7630272" calcext:value-type="float">
            <text:p>763027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7607828" calcext:value-type="float">
            <text:p>7607828</text:p>
          </table:table-cell>
          <table:table-cell office:value-type="float" office:value="7580972" calcext:value-type="float">
            <text:p>7580972</text:p>
          </table:table-cell>
          <table:table-cell office:value-type="float" office:value="70000" calcext:value-type="float">
            <text:p>70000</text:p>
          </table:table-cell>
          <table:table-cell office:value-type="float" office:value="7634528" calcext:value-type="float">
            <text:p>7634528</text:p>
          </table:table-cell>
          <table:table-cell office:value-type="float" office:value="7722406" calcext:value-type="float">
            <text:p>7722406</text:p>
          </table:table-cell>
          <table:table-cell office:value-type="float" office:value="7000" calcext:value-type="float">
            <text:p>7000</text:p>
          </table:table-cell>
          <table:table-cell office:value-type="float" office:value="7542780" calcext:value-type="float">
            <text:p>7542780</text:p>
          </table:table-cell>
          <table:table-cell office:value-type="float" office:value="7630272" calcext:value-type="float">
            <text:p>763027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7587250" calcext:value-type="float">
            <text:p>7587250</text:p>
          </table:table-cell>
          <table:table-cell office:value-type="float" office:value="7569986" calcext:value-type="float">
            <text:p>7569986</text:p>
          </table:table-cell>
          <table:table-cell office:value-type="float" office:value="80000" calcext:value-type="float">
            <text:p>80000</text:p>
          </table:table-cell>
          <table:table-cell office:value-type="float" office:value="7634528" calcext:value-type="float">
            <text:p>7634528</text:p>
          </table:table-cell>
          <table:table-cell office:value-type="float" office:value="7722406" calcext:value-type="float">
            <text:p>7722406</text:p>
          </table:table-cell>
          <table:table-cell office:value-type="float" office:value="8000" calcext:value-type="float">
            <text:p>8000</text:p>
          </table:table-cell>
          <table:table-cell office:value-type="float" office:value="7542780" calcext:value-type="float">
            <text:p>7542780</text:p>
          </table:table-cell>
          <table:table-cell office:value-type="float" office:value="7630272" calcext:value-type="float">
            <text:p>763027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7587250" calcext:value-type="float">
            <text:p>7587250</text:p>
          </table:table-cell>
          <table:table-cell office:value-type="float" office:value="7534020" calcext:value-type="float">
            <text:p>7534020</text:p>
          </table:table-cell>
          <table:table-cell office:value-type="float" office:value="90000" calcext:value-type="float">
            <text:p>90000</text:p>
          </table:table-cell>
          <table:table-cell office:value-type="float" office:value="7567130" calcext:value-type="float">
            <text:p>7567130</text:p>
          </table:table-cell>
          <table:table-cell office:value-type="float" office:value="7722128" calcext:value-type="float">
            <text:p>7722128</text:p>
          </table:table-cell>
          <table:table-cell office:value-type="float" office:value="9000" calcext:value-type="float">
            <text:p>9000</text:p>
          </table:table-cell>
          <table:table-cell office:value-type="float" office:value="7542780" calcext:value-type="float">
            <text:p>7542780</text:p>
          </table:table-cell>
          <table:table-cell office:value-type="float" office:value="7630272" calcext:value-type="float">
            <text:p>7630272</text:p>
          </table:table-cell>
        </table:table-row>
        <table:table-row table:style-name="ro1">
          <table:table-cell table:style-name="ce4" office:value-type="float" office:value="200000" calcext:value-type="float">
            <text:p>200000</text:p>
          </table:table-cell>
          <table:table-cell table:style-name="ce4" office:value-type="float" office:value="7583398" calcext:value-type="float">
            <text:p>7583398</text:p>
          </table:table-cell>
          <table:table-cell table:style-name="ce4" office:value-type="float" office:value="7534020" calcext:value-type="float">
            <text:p>753402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7619172" calcext:value-type="float">
            <text:p>7619172</text:p>
          </table:table-cell>
          <table:table-cell table:style-name="ce4" office:value-type="float" office:value="7697428" calcext:value-type="float">
            <text:p>7697428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7542780" calcext:value-type="float">
            <text:p>7542780</text:p>
          </table:table-cell>
          <table:table-cell table:style-name="ce4" office:value-type="float" office:value="7630272" calcext:value-type="float">
            <text:p>7630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9:35:41.0082510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9:35:54.039191320</meta:creation-date>
    <meta:editing-duration>PT1H6M8S</meta:editing-duration>
    <meta:editing-cycles>14</meta:editing-cycles>
    <meta:generator>LibreOffice/6.4.6.2$Linux_X86_64 LibreOffice_project/40$Build-2</meta:generator>
    <dc:date>2021-02-12T21:12:29.282033226</dc:date>
    <meta:document-statistic meta:table-count="2" meta:cell-count="19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8cm" svg:height="7.16cm" xlink:href=".." xlink:type="simple" chart:class="chart:scatter" chart:style-name="ch1">
        <chart:title svg:x="4.574cm" svg:y="0.279cm" chart:style-name="ch2">
          <text:p>AGE Baldwiniana</text:p>
        </chart:title>
        <chart:legend chart:legend-position="end" svg:x="7.812cm" svg:y="3.032cm" style:legend-expansion="high" chart:style-name="ch3"/>
        <chart:plot-area chart:style-name="ch4" table:cell-range-address="AGE.D1:AGE.F11" chart:data-source-has-labels="row" svg:x="1.265cm" svg:y="1.201cm" svg:width="6.293cm" svg:height="4.835cm">
          <chartooo:coordinate-region svg:x="2.812cm" svg:y="1.4cm" svg:width="4.189cm" svg:height="3.989cm"/>
          <chart:axis chart:dimension="x" chart:name="primary-x" chart:style-name="ch5">
            <chart:title svg:x="3.56cm" svg:y="6.179cm" chart:style-name="ch6">
              <text:p>Iteraciones</text:p>
            </chart:title>
          </chart:axis>
          <chart:axis chart:dimension="y" chart:name="primary-y" chart:style-name="ch5">
            <chart:title svg:x="0.451cm" svg:y="4.191cm" chart:style-name="ch7">
              <text:p>Fitness</text:p>
            </chart:title>
            <chart:grid chart:style-name="ch8" chart:class="major"/>
          </chart:axis>
          <chart:series chart:style-name="ch9" chart:values-cell-range-address="AGE.E2:AGE.E11" chart:label-cell-address="AGE.E1:AGE.E1" chart:class="chart:scatter">
            <chart:domain table:cell-range-address="AGE.D2:AGE.D11"/>
            <chart:data-point chart:repeated="10"/>
          </chart:series>
          <chart:series chart:style-name="ch10" chart:values-cell-range-address="AGE.F2:AGE.F11" chart:label-cell-address="AGE.F1:AGE.F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FitnessBaldwiniana</text:p>
                <draw:g>
                  <svg:desc>AGE.E1:AGE.E1</svg:desc>
                </draw:g>
              </table:table-cell>
              <table:table-cell office:value-type="string">
                <text:p>FitnessBaldwiniana OX</text:p>
                <draw:g>
                  <svg:desc>AGE.F1: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GE.D2:AGE.D11</svg:desc>
                </draw:g>
              </table:table-cell>
              <table:table-cell office:value-type="float" office:value="7641366">
                <text:p>7641366</text:p>
                <draw:g>
                  <svg:desc>AGE.E2:AGE.E11</svg:desc>
                </draw:g>
              </table:table-cell>
              <table:table-cell office:value-type="float" office:value="7727526">
                <text:p>7727526</text:p>
                <draw:g>
                  <svg:desc>AGE.F2:AGE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7598224">
                <text:p>7598224</text:p>
              </table:table-cell>
              <table:table-cell office:value-type="float" office:value="7617646">
                <text:p>7617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7598224">
                <text:p>7598224</text:p>
              </table:table-cell>
              <table:table-cell office:value-type="float" office:value="7593314">
                <text:p>7593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7598224">
                <text:p>7598224</text:p>
              </table:table-cell>
              <table:table-cell office:value-type="float" office:value="7575026">
                <text:p>7575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7598224">
                <text:p>7598224</text:p>
              </table:table-cell>
              <table:table-cell office:value-type="float" office:value="7557268">
                <text:p>7557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7598224">
                <text:p>7598224</text:p>
              </table:table-cell>
              <table:table-cell office:value-type="float" office:value="7557268">
                <text:p>7557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7598224">
                <text:p>7598224</text:p>
              </table:table-cell>
              <table:table-cell office:value-type="float" office:value="7557268">
                <text:p>7557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7598224">
                <text:p>7598224</text:p>
              </table:table-cell>
              <table:table-cell office:value-type="float" office:value="7557268">
                <text:p>7557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7598224">
                <text:p>7598224</text:p>
              </table:table-cell>
              <table:table-cell office:value-type="float" office:value="7557268">
                <text:p>7557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7598224">
                <text:p>7598224</text:p>
              </table:table-cell>
              <table:table-cell office:value-type="float" office:value="7557268">
                <text:p>7557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6cm" svg:height="6.916cm" xlink:href=".." xlink:type="simple" chart:class="chart:scatter" chart:style-name="ch1">
        <chart:title svg:x="4.702cm" svg:y="0.274cm" chart:style-name="ch2">
          <text:p>AGE (greedy)</text:p>
        </chart:title>
        <chart:legend chart:legend-position="end" svg:x="8.015cm" svg:y="2.91cm" style:legend-expansion="high" chart:style-name="ch3"/>
        <chart:plot-area chart:style-name="ch4" table:cell-range-address="AGE.A1:AGE.C11" chart:data-source-has-labels="row" svg:x="1.256cm" svg:y="1.191cm" svg:width="6.514cm" svg:height="4.606cm">
          <chartooo:coordinate-region svg:x="2.803cm" svg:y="1.39cm" svg:width="4.411cm" svg:height="3.761cm"/>
          <chart:axis chart:dimension="x" chart:name="primary-x" chart:style-name="ch5">
            <chart:title svg:x="3.662cm" svg:y="5.935cm" chart:style-name="ch6">
              <text:p>Iteraciones</text:p>
            </chart:title>
          </chart:axis>
          <chart:axis chart:dimension="y" chart:name="primary-y" chart:style-name="ch5">
            <chart:title svg:x="0.451cm" svg:y="4.067cm" chart:style-name="ch7">
              <text:p>Fitness</text:p>
            </chart:title>
            <chart:grid chart:style-name="ch8" chart:class="major"/>
          </chart:axis>
          <chart:series chart:style-name="ch9" chart:values-cell-range-address="AGE.B2:AGE.B11" chart:label-cell-address="AGE.B1:AGE.B1" chart:class="chart:scatter">
            <chart:domain table:cell-range-address="AGE.A2:AGE.A11"/>
            <chart:data-point chart:repeated="10"/>
          </chart:series>
          <chart:series chart:style-name="ch10" chart:values-cell-range-address="AGE.C2:AGE.C11" chart:label-cell-address="AGE.C1:AGE.C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itnessGenetic</text:p>
                <draw:g>
                  <svg:desc>AGE.B1:AGE.B1</svg:desc>
                </draw:g>
              </table:table-cell>
              <table:table-cell office:value-type="string">
                <text:p>FitnessGenetic OX</text:p>
                <draw:g>
                  <svg:desc>AGE.C1:A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AGE.A2:AGE.A11</svg:desc>
                </draw:g>
              </table:table-cell>
              <table:table-cell office:value-type="float" office:value="7637546">
                <text:p>7637546</text:p>
                <draw:g>
                  <svg:desc>AGE.B2:AGE.B11</svg:desc>
                </draw:g>
              </table:table-cell>
              <table:table-cell office:value-type="float" office:value="7727468">
                <text:p>7727468</text:p>
                <draw:g>
                  <svg:desc>AGE.C2:AGE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7523292">
                <text:p>7523292</text:p>
              </table:table-cell>
              <table:table-cell office:value-type="float" office:value="7536962">
                <text:p>7536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">
                <text:p>8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0">
                <text:p>12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0">
                <text:p>14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7523292">
                <text:p>7523292</text:p>
              </table:table-cell>
              <table:table-cell office:value-type="float" office:value="7503284">
                <text:p>7503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32cm" svg:height="6.993cm" xlink:href=".." xlink:type="simple" chart:class="chart:scatter" chart:style-name="ch1">
        <chart:title svg:x="4.334cm" svg:y="0.275cm" chart:style-name="ch2">
          <text:p>AGE Lamarckiana</text:p>
        </chart:title>
        <chart:legend chart:legend-position="end" svg:x="7.384cm" svg:y="2.948cm" style:legend-expansion="high" chart:style-name="ch3"/>
        <chart:plot-area chart:style-name="ch4" table:cell-range-address="AGE.G1:AGE.I11" chart:data-source-has-labels="row" svg:x="1.259cm" svg:y="1.193cm" svg:width="5.877cm" svg:height="4.68cm">
          <chartooo:coordinate-region svg:x="2.806cm" svg:y="1.392cm" svg:width="3.866cm" svg:height="3.834cm"/>
          <chart:axis chart:dimension="x" chart:name="primary-x" chart:style-name="ch5">
            <chart:title svg:x="3.346cm" svg:y="6.012cm" chart:style-name="ch6">
              <text:p>Iteraciones</text:p>
            </chart:title>
          </chart:axis>
          <chart:axis chart:dimension="y" chart:name="primary-y" chart:style-name="ch5">
            <chart:title svg:x="0.451cm" svg:y="4.106cm" chart:style-name="ch7">
              <text:p>Fitness</text:p>
            </chart:title>
            <chart:grid chart:style-name="ch8" chart:class="major"/>
          </chart:axis>
          <chart:series chart:style-name="ch9" chart:values-cell-range-address="AGE.H2:AGE.H11" chart:label-cell-address="AGE.H1:AGE.H1" chart:class="chart:scatter">
            <chart:domain table:cell-range-address="AGE.G2:AGE.G11"/>
            <chart:data-point chart:repeated="10"/>
          </chart:series>
          <chart:series chart:style-name="ch10" chart:values-cell-range-address="AGE.I2:AGE.I11" chart:label-cell-address="AGE.I1:AGE.I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FitnessLamarckiana</text:p>
                <draw:g>
                  <svg:desc>AGE.H1:AGE.H1</svg:desc>
                </draw:g>
              </table:table-cell>
              <table:table-cell office:value-type="string">
                <text:p>FitnessLamarckiana OX</text:p>
                <draw:g>
                  <svg:desc>AGE.I1:AG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GE.G2:AGE.G11</svg:desc>
                </draw:g>
              </table:table-cell>
              <table:table-cell office:value-type="float" office:value="7560410">
                <text:p>7560410</text:p>
                <draw:g>
                  <svg:desc>AGE.H2:AGE.H11</svg:desc>
                </draw:g>
              </table:table-cell>
              <table:table-cell office:value-type="float" office:value="7560410">
                <text:p>7560410</text:p>
                <draw:g>
                  <svg:desc>AGE.I2:AGE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7560410">
                <text:p>7560410</text:p>
              </table:table-cell>
              <table:table-cell office:value-type="float" office:value="7560410">
                <text:p>75604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56cm" svg:height="6.894cm" xlink:href=".." xlink:type="simple" chart:class="chart:scatter" chart:style-name="ch1">
        <chart:title svg:x="4.656cm" svg:y="0.273cm" chart:style-name="ch2">
          <text:p>AGG (greedy)</text:p>
        </chart:title>
        <chart:legend chart:legend-position="end" svg:x="7.975cm" svg:y="2.899cm" style:legend-expansion="high" chart:style-name="ch3"/>
        <chart:plot-area chart:style-name="ch4" table:cell-range-address="AGG.A1:AGG.C11" chart:data-source-has-labels="row" svg:x="1.256cm" svg:y="1.189cm" svg:width="6.474cm" svg:height="4.587cm">
          <chartooo:coordinate-region svg:x="2.803cm" svg:y="1.388cm" svg:width="4.37cm" svg:height="3.741cm"/>
          <chart:axis chart:dimension="x" chart:name="primary-x" chart:style-name="ch5">
            <chart:title svg:x="3.642cm" svg:y="5.913cm" chart:style-name="ch6">
              <text:p>Iteraciones</text:p>
            </chart:title>
          </chart:axis>
          <chart:axis chart:dimension="y" chart:name="primary-y" chart:style-name="ch5">
            <chart:title svg:x="0.451cm" svg:y="4.055cm" chart:style-name="ch7">
              <text:p>Fitness</text:p>
            </chart:title>
            <chart:grid chart:style-name="ch8" chart:class="major"/>
          </chart:axis>
          <chart:series chart:style-name="ch9" chart:values-cell-range-address="AGG.B2:AGG.B11" chart:label-cell-address="AGG.B1:AGG.B1" chart:class="chart:scatter">
            <chart:domain table:cell-range-address="AGG.A2:AGG.A11"/>
            <chart:data-point chart:repeated="10"/>
          </chart:series>
          <chart:series chart:style-name="ch10" chart:values-cell-range-address="AGG.C2:AGG.C11" chart:label-cell-address="AGG.C1:AGG.C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itnessGenetic</text:p>
                <draw:g>
                  <svg:desc>AGG.B1:AGG.B1</svg:desc>
                </draw:g>
              </table:table-cell>
              <table:table-cell office:value-type="string">
                <text:p>FitnessGenetic OX</text:p>
                <draw:g>
                  <svg:desc>AGG.C1:AG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AGG.A2:AGG.A11</svg:desc>
                </draw:g>
              </table:table-cell>
              <table:table-cell office:value-type="float" office:value="7776278">
                <text:p>7776278</text:p>
                <draw:g>
                  <svg:desc>AGG.B2:AGG.B11</svg:desc>
                </draw:g>
              </table:table-cell>
              <table:table-cell office:value-type="float" office:value="7832018">
                <text:p>7832018</text:p>
                <draw:g>
                  <svg:desc>AGG.C2:AGG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7725174">
                <text:p>7725174</text:p>
              </table:table-cell>
              <table:table-cell office:value-type="float" office:value="7745818">
                <text:p>7745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7682876">
                <text:p>7682876</text:p>
              </table:table-cell>
              <table:table-cell office:value-type="float" office:value="7646762">
                <text:p>7646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">
                <text:p>80000</text:p>
              </table:table-cell>
              <table:table-cell office:value-type="float" office:value="7670010">
                <text:p>7670010</text:p>
              </table:table-cell>
              <table:table-cell office:value-type="float" office:value="7631202">
                <text:p>7631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7640942">
                <text:p>7640942</text:p>
              </table:table-cell>
              <table:table-cell office:value-type="float" office:value="7584130">
                <text:p>7584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0">
                <text:p>120000</text:p>
              </table:table-cell>
              <table:table-cell office:value-type="float" office:value="7619880">
                <text:p>7619880</text:p>
              </table:table-cell>
              <table:table-cell office:value-type="float" office:value="7583892">
                <text:p>7583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0">
                <text:p>140000</text:p>
              </table:table-cell>
              <table:table-cell office:value-type="float" office:value="7607828">
                <text:p>7607828</text:p>
              </table:table-cell>
              <table:table-cell office:value-type="float" office:value="7580972">
                <text:p>7580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7587250">
                <text:p>7587250</text:p>
              </table:table-cell>
              <table:table-cell office:value-type="float" office:value="7569986">
                <text:p>7569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7587250">
                <text:p>7587250</text:p>
              </table:table-cell>
              <table:table-cell office:value-type="float" office:value="7534020">
                <text:p>75340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7583398">
                <text:p>7583398</text:p>
              </table:table-cell>
              <table:table-cell office:value-type="float" office:value="7534020">
                <text:p>75340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8cm" svg:height="7.16cm" xlink:href=".." xlink:type="simple" chart:class="chart:scatter" chart:style-name="ch1">
        <chart:title svg:x="4.548cm" svg:y="0.279cm" chart:style-name="ch2">
          <text:p>AGG Baldwiniana</text:p>
        </chart:title>
        <chart:legend chart:legend-position="end" svg:x="7.812cm" svg:y="3.032cm" style:legend-expansion="high" chart:style-name="ch3"/>
        <chart:plot-area chart:style-name="ch4" table:cell-range-address="AGG.D2:AGG.F11 AGG.E1:AGG.F1" chart:data-source-has-labels="row" svg:x="1.265cm" svg:y="1.201cm" svg:width="6.293cm" svg:height="4.835cm">
          <chartooo:coordinate-region svg:x="2.812cm" svg:y="1.401cm" svg:width="4.189cm" svg:height="3.989cm"/>
          <chart:axis chart:dimension="x" chart:name="primary-x" chart:style-name="ch5">
            <chart:title svg:x="3.56cm" svg:y="6.179cm" chart:style-name="ch6">
              <text:p>Iteraciones</text:p>
            </chart:title>
          </chart:axis>
          <chart:axis chart:dimension="y" chart:name="primary-y" chart:style-name="ch5">
            <chart:title svg:x="0.451cm" svg:y="4.191cm" chart:style-name="ch7">
              <text:p>Fitness</text:p>
            </chart:title>
            <chart:grid chart:style-name="ch8" chart:class="major"/>
          </chart:axis>
          <chart:series chart:style-name="ch9" chart:values-cell-range-address="AGG.E2:AGG.E11" chart:label-cell-address="AGG.E1:AGG.E1" chart:class="chart:scatter">
            <chart:domain table:cell-range-address="AGG.D2:AGG.D11"/>
            <chart:data-point chart:repeated="10"/>
          </chart:series>
          <chart:series chart:style-name="ch10" chart:values-cell-range-address="AGG.F2:AGG.F11" chart:label-cell-address="AGG.F1:AGG.F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FitnessBaldwiniana</text:p>
                <draw:g>
                  <svg:desc>AGG.E1:AGG.E1</svg:desc>
                </draw:g>
              </table:table-cell>
              <table:table-cell office:value-type="string">
                <text:p>FitnessBaldwiniana OX</text:p>
                <draw:g>
                  <svg:desc>AGG.F1:AG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GG.D2:AGG.D11</svg:desc>
                </draw:g>
              </table:table-cell>
              <table:table-cell office:value-type="float" office:value="7899320">
                <text:p>7899320</text:p>
                <draw:g>
                  <svg:desc>AGG.E2:AGG.E11</svg:desc>
                </draw:g>
              </table:table-cell>
              <table:table-cell office:value-type="float" office:value="8075532">
                <text:p>8075532</text:p>
                <draw:g>
                  <svg:desc>AGG.F2:AGG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7717128">
                <text:p>7717128</text:p>
              </table:table-cell>
              <table:table-cell office:value-type="float" office:value="7821946">
                <text:p>7821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7760356">
                <text:p>7760356</text:p>
              </table:table-cell>
              <table:table-cell office:value-type="float" office:value="7852368">
                <text:p>7852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7630506">
                <text:p>7630506</text:p>
              </table:table-cell>
              <table:table-cell office:value-type="float" office:value="7795604">
                <text:p>7795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7663012">
                <text:p>7663012</text:p>
              </table:table-cell>
              <table:table-cell office:value-type="float" office:value="7695824">
                <text:p>7695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7622826">
                <text:p>7622826</text:p>
              </table:table-cell>
              <table:table-cell office:value-type="float" office:value="7712322">
                <text:p>7712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7634528">
                <text:p>7634528</text:p>
              </table:table-cell>
              <table:table-cell office:value-type="float" office:value="7722406">
                <text:p>7722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7634528">
                <text:p>7634528</text:p>
              </table:table-cell>
              <table:table-cell office:value-type="float" office:value="7722406">
                <text:p>7722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7567130">
                <text:p>7567130</text:p>
              </table:table-cell>
              <table:table-cell office:value-type="float" office:value="7722128">
                <text:p>772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7619172">
                <text:p>7619172</text:p>
              </table:table-cell>
              <table:table-cell office:value-type="float" office:value="7697428">
                <text:p>7697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32cm" svg:height="6.993cm" xlink:href=".." xlink:type="simple" chart:class="chart:scatter" chart:style-name="ch1">
        <chart:title svg:x="4.307cm" svg:y="0.275cm" chart:style-name="ch2">
          <text:p>AGG Lamarckiana</text:p>
        </chart:title>
        <chart:legend chart:legend-position="end" svg:x="7.384cm" svg:y="2.948cm" style:legend-expansion="high" chart:style-name="ch3"/>
        <chart:plot-area chart:style-name="ch4" table:cell-range-address="AGG.G2:AGG.I11 AGG.H1:AGG.I1" chart:data-source-has-labels="row" svg:x="1.259cm" svg:y="1.193cm" svg:width="5.877cm" svg:height="4.68cm">
          <chartooo:coordinate-region svg:x="2.806cm" svg:y="1.392cm" svg:width="3.866cm" svg:height="3.834cm"/>
          <chart:axis chart:dimension="x" chart:name="primary-x" chart:style-name="ch5">
            <chart:title svg:x="3.346cm" svg:y="6.012cm" chart:style-name="ch6">
              <text:p>Iteraciones</text:p>
            </chart:title>
          </chart:axis>
          <chart:axis chart:dimension="y" chart:name="primary-y" chart:style-name="ch5">
            <chart:title svg:x="0.451cm" svg:y="4.106cm" chart:style-name="ch7">
              <text:p>Fitness</text:p>
            </chart:title>
            <chart:grid chart:style-name="ch8" chart:class="major"/>
          </chart:axis>
          <chart:series chart:style-name="ch9" chart:values-cell-range-address="AGG.H2:AGG.H11" chart:label-cell-address="AGG.H1:AGG.H1" chart:class="chart:scatter">
            <chart:domain table:cell-range-address="AGG.G2:AGG.G11"/>
            <chart:data-point chart:repeated="10"/>
          </chart:series>
          <chart:series chart:style-name="ch10" chart:values-cell-range-address="AGG.I2:AGG.I11" chart:label-cell-address="AGG.I1:AGG.I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FitnessLamarckiana</text:p>
                <draw:g>
                  <svg:desc>AGG.H1:AGG.H1</svg:desc>
                </draw:g>
              </table:table-cell>
              <table:table-cell office:value-type="string">
                <text:p>FitnessLamarckiana OX</text:p>
                <draw:g>
                  <svg:desc>AGG.I1:AGG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GG.G2:AGG.G11</svg:desc>
                </draw:g>
              </table:table-cell>
              <table:table-cell office:value-type="float" office:value="7947652">
                <text:p>7947652</text:p>
                <draw:g>
                  <svg:desc>AGG.H2:AGG.H11</svg:desc>
                </draw:g>
              </table:table-cell>
              <table:table-cell office:value-type="float" office:value="7947652">
                <text:p>7947652</text:p>
                <draw:g>
                  <svg:desc>AGG.I2:AG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607836">
                <text:p>7607836</text:p>
              </table:table-cell>
              <table:table-cell office:value-type="float" office:value="7693590">
                <text:p>76935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7542780">
                <text:p>7542780</text:p>
              </table:table-cell>
              <table:table-cell office:value-type="float" office:value="7630272">
                <text:p>7630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